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ProtectionInterceptor.move( NextInterceptor next , LdapDN name , LdapDN newParentName , String newRN , boolean deleteOldR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olicyProtectionInterceptor.modifyRn( NextInterceptor next , LdapDN name , String newRN , boolean deleteOldR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olicyProtectionInterceptor.modify( NextInterceptor next , LdapDN name , ModificationItemImpl [ ] modIte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licyProtectionInterceptor.init( DirectoryServiceConfiguration factoryCfg , Interceptor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licyProtectionInterceptor.move( NextInterceptor next , LdapDN name , LdapDN newParen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olicyProtectionInterceptor.checkNewNonPolicyEntry( NextInterceptor next , LdapDN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olicyProtectionInterceptor.PolicyProtec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ProtectionInterceptor.checkAttributeRemoval( Attribute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licyProtectionInterceptor.getBaseName( NextInterceptor next , LdapDN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olicyProtectionInterceptor.isPolicyApplication( LdapDN d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licyProtectionInterceptor.isEntityGroup( LdapDN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licyProtectionInterceptor.delete( NextInterceptor next , LdapDN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licyProtectionInterceptor.checkNotInUse( NextInterceptor next , LdapDN baseName , LdapDN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olicyProtectionInterceptor.checkAttributeAddition( NextInterceptor next , LdapDN baseName , Attribute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olicyProtectionInterceptor.add( NextInterceptor next , LdapDN name , Attributes att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olicyProtectionInterceptor.checkNewPolicyEntry( NextInterceptor next , LdapDN name , String par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licyProtectionInterceptor.checkModification( NextInterceptor next , LdapDN baseName , LdapDN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licyProtectionInterceptor.getObjectClass(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licyProtectionInterceptor.modify( NextInterceptor next , LdapDN name , int modOp , Attributes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